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officeooo:rsid="001e4a80" officeooo:paragraph-rsid="001e4a80"/>
    </style:style>
    <style:style style:name="P5" style:family="paragraph" style:parent-style-name="Text_20_body">
      <style:text-properties officeooo:rsid="001e84c9" officeooo:paragraph-rsid="001e84c9"/>
    </style:style>
    <style:style style:name="P6" style:family="paragraph" style:parent-style-name="Text_20_body">
      <style:text-properties officeooo:rsid="001f753c" officeooo:paragraph-rsid="001f753c"/>
    </style:style>
    <style:style style:name="P7"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text:p>
      <text:p text:style-name="Standard"/>
      <text:h text:style-name="Heading_20_2" text:outline-level="2">Summary</text:h>
      <text:p text:style-name="Text_20_body">I want to automatically weigh our dog every night while she sleeps in her bed. I plan to send the weight via the Arduino 101 (Curie) BLE (Bluetooth Low Energy) radio. Eventually I want to build an Edison or Pi BLE gateway that will use WiFi to send the measured weight to a cloud such as Sparkfun's data server.</text:p>
      <text:p text:style-name="Text_20_body">I plan to create a scale that is large enough to put our dog's bed on. <text:s/>By continuously reading the weight, the Arduino Sketch can tell when the dog is in the bed, and weigh only when she's been in bed, at rest, for a while.</text:p>
      <text:h text:style-name="Heading_20_2" text:outline-level="2">Status</text:h>
      <text:p text:style-name="Text_20_body">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787947988049666753" text:style-name="L1">
        <text:list-item>
          <text:p text:style-name="P1">Her bed is a good place to weigh her. I suppose I could put the scale under her crate, but she spends more time in her bed than in her crate.</text:p>
        </text:list-item>
        <text:list-item>
          <text:p text:style-name="P1">She usually doesn't take toys or other animals to bed, so the maximum minus minimum weight will be her true weight. <text:s/>If she brought things into her bed, the weight measure would be complicated.</text:p>
        </text:list-item>
        <text:list-item>
          <text:p text:style-name="P1">Even though she moves around the room in the night, she spends at least a few minutes asleep in her bed every night, so that's a good time to weigh her.</text:p>
        </text:list-item>
        <text:list-item>
          <text:p text:style-name="P1">Although she sometimes sleeps with her head hanging over the edge of the bed, it never touches the floor. <text:s/>If it did, I wouldn't get a good weight reading.</text:p>
        </text:list-item>
        <text:list-item>
          <text:p text:style-name="P1">I'll have to see whether her bed cover touches the floor. <text:s/>I'm assuming it doesn't.</text:p>
        </text:list-item>
      </text:list>
      <text:p text:style-name="Text_20_body"><text:soft-page-break/>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494680622069841958" text:style-name="L2">
        <text:list-item>
          <text:p text:style-name="P2">Each load sensor needs to be supported only on its outside arms; the center arm must be free to bend – that arm is where the strain sensor is attached.</text:p>
        </text:list-item>
        <text:list-item>
          <text:p text:style-name="P2">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To prevent the top piece from slipping off when bumped, I'm thinking of attaching sides to it, so that the top piece is sort of a wooden box lid with sides that go down to part of the lower part.</text:p>
        </text:list-item>
        <text:list-item>
          <text:p text:style-name="P2">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text:soft-page-break/>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text:soft-page-break/>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6753419092161870758" text:style-name="L3">
        <text:list-item>
          <text:p text:style-name="P3">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3">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text:soft-page-break/>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ext:soft-page-break/>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text:soft-page-break/>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ext:soft-page-break/>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text:soft-page-break/>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4">I did the last of the woodworking to complete the scale, and assembled it.</text:p>
      <text:h text:style-name="Heading_20_2" text:outline-level="2">May 11, 2016 – Odd calibration results, <text:span text:style-name="T4">then not so odd</text:span></text:h>
      <text:p text:style-name="P4">I modified the Sketch to calculate Average and Standard Deviation for each Load Cell Amplifier so I wouldn't have to do it manually in a spreadsheet. <text:s/>Read out the statistics for a zero-load weight (not even the top plywood piece).</text:p>
      <text:p text:style-name="P4">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5">So I proceeded with a top plywood scale weight of 8.5kg.</text:p>
      <text:p text:style-name="P5"><text:soft-page-break/>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6">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6">So I think I'll have to eventually find some more accurate way of measuring my calibration weights. <text:s/>For now I'll use the luggage scale.</text:p>
      <text:p text:style-name="Text_20_body">Next steps:</text:p>
      <text:p text:style-name="Text_20_body">- <text:span text:style-name="T3">Finish the calibration</text:span>, taking creep (long term result change) into account.</text:p>
      <text:p text:style-name="Text_20_body">- Write the Sketch to calculate and send Pippa’s weight while she’s in her b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5-11T23:52:55.172436727</dc:date>
    <meta:editing-cycles>71</meta:editing-cycles>
    <meta:editing-duration>PT5H32M33S</meta:editing-duration>
    <meta:document-statistic meta:table-count="1" meta:image-count="0" meta:object-count="0" meta:page-count="12" meta:paragraph-count="164" meta:word-count="5669" meta:character-count="31548" meta:non-whitespace-character-count="25878"/>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